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Gras" style:font-family-generic="modern" style:font-pitch="fixed"/>
    <style:font-face style:name="Liberation Serif" svg:font-family="'Liberation Serif'" style:font-family-generic="roman" style:font-pitch="variable"/>
    <style:font-face style:name="DejaVu Sans Condensed" svg:font-family="'DejaVu Sans Condensed'" style:font-adornments="Condensed Bold"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oto Sans Mono CJK TC Bold" svg:font-family="'Noto Sans Mono CJK TC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ba316" officeooo:paragraph-rsid="001ba316" style:font-size-asian="14pt" style:font-size-complex="14pt"/>
    </style:style>
    <style:style style:name="P2" style:family="paragraph" style:parent-style-name="Standard">
      <style:text-properties style:font-name="DejaVu Sans Condensed" fo:font-size="14pt" fo:font-weight="bold" officeooo:rsid="001ba316" officeooo:paragraph-rsid="001ba316" style:font-size-asian="14pt" style:font-weight-asian="bold" style:font-size-complex="14pt" style:font-weight-complex="bold"/>
    </style:style>
    <style:style style:name="P3" style:family="paragraph" style:parent-style-name="Standard">
      <style:text-properties style:font-name="DejaVu Sans Condensed" fo:font-size="14pt" style:text-underline-style="solid" style:text-underline-width="auto" style:text-underline-color="font-color" fo:font-weight="bold" officeooo:rsid="001ba316" officeooo:paragraph-rsid="001ba316" style:font-size-asian="14pt" style:font-weight-asian="bold" style:font-size-complex="14pt" style:font-weight-complex="bold"/>
    </style:style>
    <style:style style:name="P4" style:family="paragraph" style:parent-style-name="Standard">
      <style:text-properties style:font-name="DejaVu Sans Condensed" fo:font-size="13pt" style:text-underline-style="solid" style:text-underline-width="auto" style:text-underline-color="font-color" fo:font-weight="bold" officeooo:rsid="001ba316" officeooo:paragraph-rsid="001ba316" style:font-size-asian="13pt" style:font-weight-asian="bold" style:font-size-complex="13pt" style:font-weight-complex="bold"/>
    </style:style>
    <style:style style:name="P5" style:family="paragraph" style:parent-style-name="Standard">
      <style:text-properties style:font-name="DejaVu Sans Condensed" fo:font-size="13pt" fo:font-style="normal" style:text-underline-style="solid" style:text-underline-width="auto" style:text-underline-color="font-color" fo:font-weight="bold" officeooo:rsid="001ba316" officeooo:paragraph-rsid="001ba316" style:font-size-asian="13pt" style:font-style-asian="normal" style:font-weight-asian="bold" style:font-size-complex="13pt" style:font-style-complex="normal" style:font-weight-complex="bold"/>
    </style:style>
    <style:style style:name="P6" style:family="paragraph" style:parent-style-name="Standard">
      <style:text-properties style:font-name="DejaVu Sans Condensed" fo:font-size="13pt" style:text-underline-style="none" fo:font-weight="bold" officeooo:rsid="001ba316" officeooo:paragraph-rsid="001ba316" style:font-size-asian="13pt" style:font-weight-asian="bold" style:font-size-complex="13pt" style:font-weight-complex="bold"/>
    </style:style>
    <style:style style:name="T1" style:family="text">
      <style:text-properties officeooo:rsid="001cc974"/>
    </style:style>
    <style:style style:name="T2" style:family="text">
      <style:text-properties style:font-name="DejaVu Sans Condensed" fo:font-size="18pt" fo:font-weight="bold" style:font-size-asian="18pt" style:font-weight-asian="bold" style:font-size-complex="18pt" style:font-weight-complex="bold"/>
    </style:style>
    <style:style style:name="T3" style:family="text">
      <style:text-properties style:font-name="DejaVu Sans Condensed" fo:font-size="13pt" style:text-underline-style="solid" style:text-underline-width="auto" style:text-underline-color="font-color" fo:font-weight="bold" officeooo:rsid="001cc974" style:font-size-asian="13pt" style:font-weight-asian="bold" style:font-size-complex="13pt" style:font-weight-complex="bold"/>
    </style:style>
    <style:style style:name="T4" style:family="text">
      <style:text-properties fo:font-weight="normal" style:font-weight-asian="normal" style:font-weight-complex="normal"/>
    </style:style>
    <style:style style:name="T5" style:family="text">
      <style:text-properties style:font-name="Liberation Sans1" fo:font-weight="normal" officeooo:rsid="00201e89" style:font-weight-asian="normal" style:font-weight-complex="normal"/>
    </style:style>
    <style:style style:name="T6" style:family="text">
      <style:text-properties style:font-name="Liberation Sans1" fo:font-weight="normal" officeooo:rsid="0021a356" style:font-weight-asian="normal" style:font-weight-complex="normal"/>
    </style:style>
    <style:style style:name="T7" style:family="text">
      <style:text-properties officeooo:rsid="0025a7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2">COMPTE RENDU</text:span><text:tab/><text:tab/><text:tab/><text:tab/></text:p>
      <text:p text:style-name="P1"><text:tab/><text:tab/><text:tab/><text:tab/></text:p>
      <text:p text:style-name="P2">BAH MAMADOU LAMINE</text:p>
      <text:p text:style-name="P2">BAH AMADOU LABBO </text:p>
      <text:p text:style-name="P2">GROUPE 3</text:p>
      <text:p text:style-name="P2"/>
      <text:p text:style-name="P1"/>
      <text:p text:style-name="P3">1 – Introduction :</text:p>
      <text:p text:style-name="P1"/>
      <text:p text:style-name="P1"><text:tab/>Dans l’ensemble nous avons réussi à faire les deux programmes (l’encodage d’un fichier et aussi le décodage d’un fichier encoder par l’algorithme de Huffman) .</text:p>
      <text:p text:style-name="P1">Nous avons rencontré quelques petits soucis de debuggage que nous avons pu résoudre en utilisant les outils (gdb et valgrind) comme vu dans l’UE de PROG5 du semestre.</text:p>
      <text:p text:style-name="P1"/>
      <text:p text:style-name="P4">2 – Tests :</text:p>
      <text:p text:style-name="P6"><text:span text:style-name="T4"><text:tab/>- </text:span><text:span text:style-name="T5">Nous avons d’abord testé sur un fichier vide </text:span><text:span text:style-name="T6">et nous n’avons obtenu aucun <text:tab/><text:tab/>résultat et on a pas compris pourquoi ;</text:span></text:p>
      <text:p text:style-name="P6"><text:span text:style-name="T6"><text:tab/>- Un fichier de taille 1 qui a bien fonctionné son codage et son décodage ;</text:span></text:p>
      <text:p text:style-name="P6"><text:span text:style-name="T6"><text:tab/>- Des fichiers de grandes comme celui de la bibliothèque xlib.h et ceux <text:tab/><text:tab/><text:tab/>fournis ,ce qui a bien fonctionné pour le codage et le décodage ;</text:span></text:p>
      <text:p text:style-name="P6"><text:span text:style-name="T5"><text:tab/></text:span></text:p>
      <text:p text:style-name="P5">3 – Ressources :</text:p>
      <text:p text:style-name="P1"><text:tab/>Quasiment toutes les bibliothèques fournies ont été utilisées (arbin,<text:span text:style-name="T1">h,fap.h,bfile.huff_encode.h).</text:span></text:p>
      <text:p text:style-name="P1"><text:tab/>- <text:span text:style-name="T1">Encodage :</text:span></text:p>
      <text:p text:style-name="P1"><text:tab/><text:tab/><text:span text:style-name="T1">Tous les nœuds de l’arbre de huffman ont été mis dans la fap avec sa priorité via fap.h</text:span></text:p>
      <text:p text:style-name="P1"><text:tab/><text:tab/><text:span text:style-name="T1">L’arbre sont inscrits les caractères du fichier avec leurs occurrences via arbin.h ;</text:span></text:p>
      <text:p text:style-name="P1"><text:tab/><text:tab/><text:span text:style-name="T1">chaque code a été écrit bit par bit dans un fichier via bfile.h</text:span></text:p>
      <text:p text:style-name="P1"><text:tab/></text:p>
      <text:p text:style-name="P1"><text:s/><text:span text:style-name="T3">4 – Conclusion :</text:span></text:p>
      <text:p text:style-name="P1"><text:tab/></text:p>
      <text:p text:style-name="P1"/>
      <text:p text:style-name="P1"><text:tab/><text:span text:style-name="T7">Sur l’ensemble des fichiers tester, nous avons écris un script shell qui prend un fichier, le code puis le compare au résultat de son décodage, nous n’avons pas rencontré d’erreur sauf pour le cas du fichier vide qui, après codage, ne créer pas le fichier vide coder même si celui ci étant ouvert précédemment en écriture dans le programme princip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Gras" style:font-family-generic="modern" style:font-pitch="fixed"/>
    <style:font-face style:name="Liberation Serif" svg:font-family="'Liberation Serif'" style:font-family-generic="roman" style:font-pitch="variable"/>
    <style:font-face style:name="DejaVu Sans Condensed" svg:font-family="'DejaVu Sans Condensed'" style:font-adornments="Condensed Bold"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oto Sans Mono CJK TC Bold" svg:font-family="'Noto Sans Mono CJK TC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5:31:12.017944005</meta:creation-date>
    <dc:date>2019-11-21T16:30:48.916259211</dc:date>
    <meta:editing-duration>PT26M5S</meta:editing-duration>
    <meta:editing-cycles>4</meta:editing-cycles>
    <meta:generator>LibreOffice/5.1.6.2$Linux_X86_64 LibreOffice_project/10m0$Build-2</meta:generator>
    <meta:document-statistic meta:table-count="0" meta:image-count="0" meta:object-count="0" meta:page-count="1" meta:paragraph-count="23" meta:word-count="255" meta:character-count="1496" meta:non-whitespace-character-count="1221"/>
  </office:meta>
</office:document-meta>
</file>